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453cm" fo:min-width="4.299cm" loext:decorative="false"/>
      <style:paragraph-properties style:writing-mode="lr-tb"/>
    </style:style>
    <style:style style:name="gr2" style:family="graphic" style:parent-style-name="standard">
      <style:graphic-properties svg:stroke-color="#ff8000" draw:fill-color="#ff8000" draw:textarea-horizontal-align="justify" draw:textarea-vertical-align="middle" draw:auto-grow-height="false" fo:min-height="2.039cm" fo:min-width="2.425cm" loext:decorative="false"/>
      <style:paragraph-properties style:writing-mode="lr-tb"/>
    </style:style>
    <style:style style:name="gr3" style:family="graphic" style:parent-style-name="standard">
      <style:graphic-properties svg:stroke-color="#e16173" draw:fill-color="#ff6d6d" draw:textarea-horizontal-align="justify" draw:textarea-vertical-align="middle" draw:auto-grow-height="false" fo:min-height="3.185cm" fo:min-width="3.354cm" loext:decorative="false"/>
      <style:paragraph-properties style:writing-mode="lr-tb"/>
    </style:style>
    <style:style style:name="gr4" style:family="graphic" style:parent-style-name="standard">
      <style:graphic-properties svg:stroke-color="#ff4000" draw:fill-color="#ff4000" draw:textarea-horizontal-align="justify" draw:textarea-vertical-align="middle" draw:auto-grow-height="false" fo:min-height="1.861cm" fo:min-width="3.238cm" loext:decorative="false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 loext:decorative="false"/>
      <style:paragraph-properties style:writing-mode="lr-tb"/>
    </style:style>
    <style:style style:name="gr6" style:family="graphic" style:parent-style-name="standard">
      <style:graphic-properties svg:stroke-color="#000000" draw:fill-color="#ffffff" draw:textarea-vertical-align="middle" draw:auto-grow-height="false" fo:min-height="0.863cm" fo:min-width="1.688cm" fo:wrap-option="wrap" loext:decorative="false"/>
      <style:paragraph-properties style:writing-mode="lr-tb"/>
    </style:style>
    <style:style style:name="gr7" style:family="graphic" style:parent-style-name="standard">
      <style:graphic-properties svg:stroke-color="#000000" draw:fill-color="#ffffff" draw:textarea-vertical-align="middle" draw:auto-grow-height="false" fo:min-height="0.712cm" fo:min-width="2.737cm" fo:wrap-option="wrap" loext:decorative="false"/>
      <style:paragraph-properties style:writing-mode="lr-tb"/>
    </style:style>
    <style:style style:name="gr8" style:family="graphic" style:parent-style-name="standard">
      <style:graphic-properties svg:stroke-color="#ff4000" draw:fill-color="#ff4000" draw:textarea-horizontal-align="justify" draw:textarea-vertical-align="middle" draw:auto-grow-height="false" fo:min-height="3.895cm" fo:min-width="3.815cm" loext:decorative="false"/>
      <style:paragraph-properties style:writing-mode="lr-tb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000000" draw:textarea-vertical-align="middle" fo:padding-top="0.165cm" fo:padding-bottom="0.165cm" fo:padding-left="0.29cm" fo:padding-right="0.29cm" loext:decorative="false"/>
      <style:paragraph-properties style:writing-mode="lr-tb"/>
    </style:style>
    <style:style style:name="gr10" style:family="graphic" style:parent-style-name="standard">
      <style:graphic-properties svg:stroke-color="#50938a" draw:fill-color="#50938a" draw:textarea-horizontal-align="justify" draw:textarea-vertical-align="middle" draw:auto-grow-height="false" fo:min-height="4.195cm" fo:min-width="3.31cm" loext:decorative="false"/>
      <style:paragraph-properties style:writing-mode="lr-tb"/>
    </style:style>
    <style:style style:name="gr11" style:family="graphic" style:parent-style-name="standard">
      <style:graphic-properties svg:stroke-color="#50938a" draw:fill-color="#50938a" draw:textarea-horizontal-align="justify" draw:textarea-vertical-align="middle" draw:auto-grow-height="false" fo:min-height="2.925cm" fo:min-width="3.31cm" loext:decorative="false"/>
      <style:paragraph-properties style:writing-mode="lr-tb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000000" draw:textarea-vertical-align="middle" fo:padding-top="0.165cm" fo:padding-bottom="0.165cm" fo:padding-left="0.29cm" fo:padding-right="0.29cm" loext:decorative="false"/>
    </style:style>
    <style:style style:name="gr13" style:family="graphic" style:parent-style-name="standard">
      <style:graphic-properties svg:stroke-color="#000000" draw:fill-color="#ffffff" draw:textarea-vertical-align="middle" draw:auto-grow-height="false" fo:min-height="0.863cm" fo:min-width="2.74cm" fo:wrap-option="wrap" loext:decorative="false"/>
      <style:paragraph-properties style:writing-mode="lr-tb"/>
    </style:style>
    <style:style style:name="gr14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 loext:decorative="false"/>
    </style:style>
    <style:style style:name="gr15" style:family="graphic" style:parent-style-name="standard">
      <style:graphic-properties svg:stroke-color="#a1467e" draw:fill-color="#a1467e" draw:textarea-horizontal-align="justify" draw:textarea-vertical-align="middle" draw:auto-grow-height="false" fo:min-height="2.903cm" fo:min-width="3.087cm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2.903cm" fo:min-width="3.087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loext:graphic-properties draw:fill-color="#ff8000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P4" style:family="paragraph">
      <loext:graphic-properties draw:fill-color="#ff6d6d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>
      <loext:graphic-properties draw:fill-color="#ff4000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P6" style:family="paragraph">
      <loext:graphic-properties draw:fill-color="#ffffff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P7" style:family="paragraph">
      <loext:graphic-properties draw:fill-color="#000000"/>
      <style:paragraph-properties fo:text-align="center"/>
      <style:text-properties fo:font-size="10.5pt" style:font-size-asian="10.5pt" style:font-size-complex="10.5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-color="#50938a"/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-color="#a1467e"/>
      <style:paragraph-properties fo:text-align="center"/>
    </style:style>
    <style:style style:name="P12" style:family="paragraph">
      <loext:graphic-properties draw:fill-color="#a1467e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0.5pt" fo:font-weight="bold" style:font-size-asian="10.5pt" style:font-weight-asian="bold" style:font-size-complex="10.5pt" style:font-weight-complex="bold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4.799cm" svg:height="3.703cm" svg:x="4.005cm" svg:y="2.085cm">
          <text:p text:style-name="P1"><text:span text:style-name="T1">FEATURES</text:span></text:p>
          <text:p text:style-name="P1"><text:span text:style-name="T1"/></text:p>
          <text:p text:style-name="P1"><text:span text:style-name="T2">Find a coach</text:span></text:p>
          <text:p text:style-name="P1"><text:span text:style-name="T2">Request a coach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3.171cm" svg:height="2.535cm" svg:x="2.522cm" svg:y="10.53cm">
          <text:p text:style-name="P1"><text:span text:style-name="T3">Coaches</text:span></text:p>
          <text:p text:style-name="P1"><text:span text:style-name="T3">Reques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0" draw:id="id10" draw:layer="layout" svg:width="4.224cm" svg:height="3.805cm" svg:x="7.888cm" svg:y="8.892cm">
          <text:p text:style-name="P1"><text:span text:style-name="T3">Set coaches</text:span></text:p>
          <text:p text:style-name="P1"><text:span text:style-name="T3">Register coach</text:span></text:p>
          <text:p text:style-name="P1"><text:span text:style-name="T3">List coaches</text:span></text:p>
          <text:p text:style-name="P1"><text:span text:style-name="T3">List requests</text:span></text:p>
          <text:p text:style-name="P1"><text:span text:style-name="T3">Add request</text:span></text:p>
          <text:p text:style-name="P1"><text:span text:style-name="T3">Get 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4" draw:id="id4" draw:layer="layout" svg:width="3.966cm" svg:height="2.339cm" svg:x="16.401cm" svg:y="6.08cm">
          <text:p text:style-name="P1"><text:span text:style-name="T1">SHARED</text:span></text:p>
          <text:p text:style-name="P1"><text:span text:style-name="T1"/></text:p>
          <text:p text:style-name="P1"><text:span text:style-name="T3">Nav</text:span></text:p>
          <text:p text:style-name="P1"><text:span text:style-name="T3">Li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svg:x1="4.107cm" svg:y1="8.62cm" svg:x2="4.107cm" svg:y2="10.53cm" draw:start-shape="id1" draw:start-glue-point="2" draw:end-shape="id2" draw:end-glue-point="0" svg:d="M4107 8620v1910" svg:viewBox="0 0 1 1911">
          <text:p text:style-name="P1"><text:span text:style-name="T2"/></text:p>
        </draw:connector>
        <draw:custom-shape draw:style-name="gr6" draw:text-style-name="P6" xml:id="id1" draw:id="id1" draw:layer="layout" svg:width="2.44cm" svg:height="1.365cm" svg:x="2.887cm" svg:y="7.255cm">
          <text:p text:style-name="P1"><text:span text:style-name="T1">DATA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" draw:text-style-name="P6" xml:id="id3" draw:id="id3" draw:layer="layout" svg:width="3.455cm" svg:height="1.18cm" svg:x="20.39cm" svg:y="3.222cm">
          <text:p text:style-name="P1"><text:span text:style-name="T1">COMPONENTS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" draw:text-style-name="P5" xml:id="id5" draw:id="id5" draw:layer="layout" svg:width="4.763cm" svg:height="4.593cm" svg:x="23.737cm" svg:y="6.067cm">
          <text:p text:style-name="P1"><text:span text:style-name="T1"/></text:p>
          <text:p text:style-name="P1"><text:span text:style-name="T1">PAGES</text:span></text:p>
          <text:p text:style-name="P1"><text:span text:style-name="T1"/></text:p>
          <text:p text:style-name="P1"><text:span text:style-name="T3">Coaches list</text:span></text:p>
          <text:p text:style-name="P1"><text:span text:style-name="T3">Coach info</text:span></text:p>
          <text:p text:style-name="P1"><text:span text:style-name="T3">Requests list</text:span></text:p>
          <text:p text:style-name="P1"><text:span text:style-name="T3">Request coach</text:span></text:p>
          <text:p text:style-name="P1"><text:span text:style-name="T3">Request 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7" draw:layer="layout" svg:x1="22.117cm" svg:y1="4.402cm" svg:x2="18.384cm" svg:y2="6.08cm" draw:start-shape="id3" draw:start-glue-point="2" draw:end-shape="id4" draw:end-glue-point="0" svg:d="M22117 4402v839h-3733v839" svg:viewBox="0 0 3734 1679">
          <text:p text:style-name="P1"><text:span text:style-name="T2"/></text:p>
        </draw:connector>
        <draw:connector draw:style-name="gr9" draw:text-style-name="P7" draw:layer="layout" svg:x1="22.117cm" svg:y1="4.402cm" svg:x2="26.118cm" svg:y2="6.067cm" draw:start-shape="id3" draw:start-glue-point="2" draw:end-shape="id5" svg:d="M22117 4402v833h4001v832" svg:viewBox="0 0 4002 1666">
          <text:p text:style-name="P1"><text:span text:style-name="T2"/></text:p>
        </draw:connector>
        <draw:custom-shape draw:style-name="gr10" draw:text-style-name="P9" xml:id="id6" draw:id="id6" draw:layer="layout" svg:width="3.81cm" svg:height="4.445cm" svg:x="1.317cm" svg:y="14.335cm">
          <text:p text:style-name="P1"><text:span text:style-name="T4">COACH</text:span></text:p>
          <text:p text:style-name="P1"><text:span text:style-name="T4"/></text:p>
          <text:p text:style-name="P1"><text:span text:style-name="T5">Id</text:span></text:p>
          <text:p text:style-name="P8"><text:span text:style-name="T5">First name</text:span></text:p>
          <text:p text:style-name="P8"><text:span text:style-name="T5">Last name</text:span></text:p>
          <text:p text:style-name="P8"><text:span text:style-name="T5">Description</text:span></text:p>
          <text:p text:style-name="P8"><text:span text:style-name="T5">Rat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7" draw:id="id7" draw:layer="layout" svg:width="3.81cm" svg:height="3.175cm" svg:x="5.445cm" svg:y="14.335cm">
          <text:p text:style-name="P1"><text:span text:style-name="T4">REQUEST</text:span></text:p>
          <text:p text:style-name="P1"><text:span text:style-name="T4"/></text:p>
          <text:p text:style-name="P1"><text:span text:style-name="T5">Coach Id</text:span></text:p>
          <text:p text:style-name="P1"><text:span text:style-name="T5">Email</text:span></text:p>
          <text:p text:style-name="P1"><text:span text:style-name="T5">Message</text:span></text:p>
          <draw:enhanced-geometry svg:viewBox="0 0 21600 21600" draw:type="rectangle" draw:enhanced-path="M 0 0 L 21600 0 21600 21600 0 21600 0 0 Z N"/>
        </draw:custom-shape>
        <draw:connector draw:style-name="gr12" draw:text-style-name="P10" draw:layer="layout" svg:x1="4.107cm" svg:y1="13.065cm" svg:x2="3.222cm" svg:y2="14.335cm" draw:start-shape="id2" draw:start-glue-point="2" draw:end-shape="id6" svg:d="M4107 13065v635h-885v635" svg:viewBox="0 0 886 1271">
          <text:p/>
        </draw:connector>
        <draw:connector draw:style-name="gr12" draw:text-style-name="P10" draw:layer="layout" svg:x1="4.107cm" svg:y1="13.065cm" svg:x2="7.35cm" svg:y2="14.335cm" draw:start-shape="id2" draw:start-glue-point="2" draw:end-shape="id7" svg:d="M4107 13065v635h3243v635" svg:viewBox="0 0 3244 1271">
          <text:p/>
        </draw:connector>
        <draw:custom-shape draw:style-name="gr13" draw:text-style-name="P6" xml:id="id9" draw:id="id9" draw:layer="layout" svg:width="3.492cm" svg:height="1.365cm" svg:x="8.238cm" svg:y="6.397cm">
          <text:p text:style-name="P1"><text:span text:style-name="T1">OPERATIONS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14" draw:text-style-name="P1" draw:layer="layout" svg:x1="2.887cm" svg:y1="7.937cm" svg:x2="4.005cm" svg:y2="3.936cm" draw:start-shape="id1" draw:start-glue-point="3" draw:end-shape="id8" draw:end-glue-point="3" svg:d="M2887 7937h-501v-4001h1619" svg:viewBox="0 0 1620 4002">
          <text:p/>
        </draw:connector>
        <draw:connector draw:style-name="gr14" draw:text-style-name="P1" draw:layer="layout" svg:x1="8.238cm" svg:y1="7.079cm" svg:x2="6.404cm" svg:y2="5.788cm" draw:start-shape="id9" draw:start-glue-point="3" draw:end-shape="id8" draw:end-glue-point="2" svg:d="M8238 7079h-1834v-1291" svg:viewBox="0 0 1835 1292">
          <text:p/>
        </draw:connector>
        <draw:connector draw:style-name="gr14" draw:text-style-name="P1" draw:layer="layout" svg:x1="22.117cm" svg:y1="3.222cm" svg:x2="6.404cm" svg:y2="2.085cm" draw:start-shape="id3" draw:start-glue-point="0" draw:end-shape="id8" draw:end-glue-point="0" svg:d="M22117 3222v-1639h-15713v502" svg:viewBox="0 0 15714 1640">
          <text:p/>
        </draw:connector>
        <draw:connector draw:style-name="gr14" draw:text-style-name="P1" draw:layer="layout" svg:x1="9.984cm" svg:y1="7.762cm" svg:x2="10cm" svg:y2="8.892cm" draw:start-shape="id9" draw:start-glue-point="2" draw:end-shape="id10" draw:end-glue-point="0" svg:d="M9984 7762v565h16v565" svg:viewBox="0 0 17 1131">
          <text:p/>
        </draw:connector>
        <draw:custom-shape draw:style-name="gr13" draw:text-style-name="P6" xml:id="id11" draw:id="id11" draw:layer="layout" svg:width="3.492cm" svg:height="1.365cm" svg:x="13.6cm" svg:y="12.335cm">
          <text:p text:style-name="P1"><text:span text:style-name="T1">ROUTES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14" draw:text-style-name="P1" draw:layer="layout" svg:x1="8.804cm" svg:y1="3.936cm" svg:x2="15.346cm" svg:y2="12.335cm" draw:start-shape="id8" draw:start-glue-point="1" draw:end-shape="id11" draw:end-glue-point="0" svg:d="M8804 3936h6542v8399" svg:viewBox="0 0 6543 8400">
          <text:p/>
        </draw:connector>
        <draw:custom-shape draw:style-name="gr15" draw:text-style-name="P11" xml:id="id12" draw:id="id12" draw:layer="layout" svg:width="3.927cm" svg:height="3.493cm" svg:x="10.207cm" svg:y="15.922cm">
          <text:p text:style-name="P1"><text:span text:style-name="T4">COACHES</text:span></text:p>
          <text:p text:style-name="P1"><text:span text:style-name="T4"/></text:p>
          <text:p text:style-name="P1"><text:span text:style-name="T6">/coaches</text:span></text:p>
          <text:p text:style-name="P8"><text:span text:style-name="T6">/coach/:id</text:span></text:p>
          <text:p text:style-name="P8"><text:span text:style-name="T6">/coach/n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svg:x1="15.346cm" svg:y1="13.7cm" svg:x2="12.17cm" svg:y2="15.922cm" draw:start-shape="id11" draw:start-glue-point="2" draw:end-shape="id12" svg:d="M15346 13700v1111h-3176v1111" svg:viewBox="0 0 3177 2223">
          <text:p/>
        </draw:connector>
        <draw:custom-shape draw:style-name="gr16" draw:text-style-name="P12" xml:id="id13" draw:id="id13" draw:layer="layout" svg:width="3.927cm" svg:height="3.493cm" svg:x="16.24cm" svg:y="15.922cm">
          <text:p text:style-name="P8"><text:span text:style-name="T4">REQUESTS</text:span></text:p>
          <text:p text:style-name="P8"><text:span text:style-name="T4"/></text:p>
          <text:p text:style-name="P8"><text:span text:style-name="T6">/requests</text:span></text:p>
          <text:p text:style-name="P8"><text:span text:style-name="T6">/request/:id</text:span></text:p>
          <text:p text:style-name="P8"><text:span text:style-name="T6">/request/new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svg:x1="15.346cm" svg:y1="13.7cm" svg:x2="16.24cm" svg:y2="17.668cm" draw:start-shape="id11" draw:start-glue-point="2" draw:end-shape="id13" draw:end-glue-point="3" svg:d="M15346 13700v3968h894" svg:viewBox="0 0 895 3969">
          <text:p/>
        </draw:connector>
        <draw:custom-shape draw:style-name="gr8" draw:text-style-name="P5" draw:layer="layout" svg:width="4.763cm" svg:height="4.593cm" svg:x="18.144cm" svg:y="8.789cm">
          <text:p text:style-name="P1"><text:span text:style-name="T1"/></text:p>
          <text:p text:style-name="P1"><text:span text:style-name="T1">COMPONENTS</text:span></text:p>
          <text:p text:style-name="P1"><text:span text:style-name="T1"/></text:p>
          <text:p text:style-name="P1"><text:span text:style-name="T3">Details list</text:span></text:p>
          <text:p text:style-name="P1"><text:span text:style-name="T3">List item</text:span></text:p>
          <text:p text:style-name="P1"><text:span text:style-name="T3">F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11:04:10.797221607</meta:creation-date>
    <dc:date>2024-10-30T18:45:52.227741729</dc:date>
    <meta:editing-duration>PT6H17M35S</meta:editing-duration>
    <meta:editing-cycles>1</meta:editing-cycles>
    <meta:document-statistic meta:object-count="26"/>
    <meta:generator>LibreOffice/24.2.6.2$Linux_X86_64 LibreOffice_project/420$Build-2</meta:generator>
  </office:meta>
</office:document-meta>
</file>